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0" style:family="paragraph">
      <style:paragraph-properties fo:break-before="page"/>
      <style:text-properties style:font-name="Times New Roman" fo:font-weight="bold" style:font-weight-asian="bold" fo:font-size="12pt" style:font-size-asian="12pt" style:font-size-complex="12pt"/>
    </style:style>
    <style:style style:name="T2" style:parent-style-name="Domyślnaczcionkaakapitu" style:family="text">
      <style:text-properties style:font-name="Times New Roman" fo:font-weight="bold" style:font-weight-asian="bold" style:font-weight-complex="bold" fo:font-size="12pt" style:font-size-asian="12pt" style:font-size-complex="12pt"/>
    </style:style>
    <style:style style:name="T3" style:parent-style-name="Domyślnaczcionkaakapitu" style:family="text">
      <style:text-properties style:font-name="Times New Roman" fo:font-size="12pt" style:font-size-asian="12pt" style:font-size-complex="12pt"/>
    </style:style>
    <style:style style:name="T4" style:parent-style-name="Domyślnaczcionkaakapitu" style:family="text">
      <style:text-properties style:font-name="Times New Roman" fo:font-weight="bold" style:font-weight-asian="bold" style:font-weight-complex="bold" fo:font-size="12pt" style:font-size-asian="12pt" style:font-size-complex="12pt"/>
    </style:style>
    <style:style style:name="T5" style:parent-style-name="Domyślnaczcionkaakapitu" style:family="text">
      <style:text-properties style:font-name="Times New Roman" fo:font-size="12pt" style:font-size-asian="12pt" style:font-size-complex="12pt"/>
    </style:style>
    <style:style style:name="T6" style:parent-style-name="Domyślnaczcionkaakapitu" style:family="text">
      <style:text-properties style:font-name="Times New Roman" fo:font-size="12pt" style:font-size-asian="12pt" style:font-size-complex="12pt"/>
    </style:style>
    <style:style style:name="T7" style:parent-style-name="Domyślnaczcionkaakapitu" style:family="text">
      <style:text-properties style:font-name="Times New Roman" fo:font-weight="bold" style:font-weight-asian="bold" style:font-weight-complex="bold" fo:font-size="12pt" style:font-size-asian="12pt" style:font-size-complex="12pt"/>
    </style:style>
    <style:style style:name="T8" style:parent-style-name="Domyślnaczcionkaakapitu" style:family="text">
      <style:text-properties style:font-name="Times New Roman" fo:font-size="12pt" style:font-size-asian="12pt" style:font-size-complex="12pt"/>
    </style:style>
    <style:style style:name="T9" style:parent-style-name="Domyślnaczcionkaakapitu" style:family="text">
      <style:text-properties style:font-name="Times New Roman" fo:font-weight="bold" style:font-weight-asian="bold" style:font-weight-complex="bold" fo:font-size="12pt" style:font-size-asian="12pt" style:font-size-complex="12pt"/>
    </style:style>
    <style:style style:name="T10" style:parent-style-name="Domyślnaczcionkaakapitu" style:family="text">
      <style:text-properties style:font-name="Times New Roman" fo:font-size="12pt" style:font-size-asian="12pt" style:font-size-complex="12pt"/>
    </style:style>
    <style:style style:name="T11" style:parent-style-name="Domyślnaczcionkaakapitu" style:family="text">
      <style:text-properties style:font-name="Times New Roman" fo:font-weight="bold" style:font-weight-asian="bold" style:font-weight-complex="bold" fo:font-size="12pt" style:font-size-asian="12pt" style:font-size-complex="12pt"/>
    </style:style>
    <style:style style:name="T12" style:parent-style-name="Domyślnaczcionkaakapitu" style:family="text">
      <style:text-properties style:font-name="Times New Roman" fo:font-size="12pt" style:font-size-asian="12pt" style:font-size-complex="12pt"/>
    </style:style>
    <style:style style:name="T13" style:parent-style-name="Domyślnaczcionkaakapitu" style:family="text">
      <style:text-properties style:font-name="Times New Roman" fo:font-weight="bold" style:font-weight-asian="bold" style:font-weight-complex="bold" fo:font-size="12pt" style:font-size-asian="12pt" style:font-size-complex="12pt"/>
    </style:style>
    <style:style style:name="T14" style:parent-style-name="Domyślnaczcionkaakapitu" style:family="text">
      <style:text-properties style:font-name="Times New Roman" fo:font-size="12pt" style:font-size-asian="12pt" style:font-size-complex="12pt"/>
    </style:style>
    <style:style style:name="T15" style:parent-style-name="Domyślnaczcionkaakapitu" style:family="text">
      <style:text-properties style:font-name="Times New Roman" fo:font-weight="bold" style:font-weight-asian="bold" style:font-weight-complex="bold" fo:font-size="12pt" style:font-size-asian="12pt" style:font-size-complex="12pt"/>
    </style:style>
    <style:style style:name="T16" style:parent-style-name="Domyślnaczcionkaakapitu" style:family="text">
      <style:text-properties style:font-name="Times New Roman" fo:font-size="12pt" style:font-size-asian="12pt" style:font-size-complex="12pt"/>
    </style:style>
    <style:style style:name="T17" style:parent-style-name="hgkelc" style:family="text">
      <style:text-properties style:font-name="Times New Roman" fo:font-size="12pt" style:font-size-asian="12pt" style:font-size-complex="12pt"/>
    </style:style>
    <style:style style:name="T18" style:parent-style-name="hgkelc" style:family="text">
      <style:text-properties style:font-name="Times New Roman" fo:font-weight="bold" style:font-weight-asian="bold" style:font-weight-complex="bold" fo:font-size="12pt" style:font-size-asian="12pt" style:font-size-complex="12pt"/>
    </style:style>
    <style:style style:name="T19" style:parent-style-name="hgkelc" style:family="text">
      <style:text-properties style:font-name="Times New Roman" fo:font-size="12pt" style:font-size-asian="12pt" style:font-size-complex="12pt"/>
    </style:style>
    <style:style style:name="T20" style:parent-style-name="hgkelc" style:family="text">
      <style:text-properties style:font-name="Times New Roman" fo:font-weight="bold" style:font-weight-asian="bold" style:font-weight-complex="bold" fo:font-size="12pt" style:font-size-asian="12pt" style:font-size-complex="12pt"/>
    </style:style>
    <style:style style:name="T21" style:parent-style-name="hgkelc" style:family="text">
      <style:text-properties style:font-name="Times New Roman" fo:font-size="12pt" style:font-size-asian="12pt" style:font-size-complex="12pt"/>
    </style:style>
    <style:style style:name="T22" style:parent-style-name="hgkelc" style:family="text">
      <style:text-properties style:font-name="Times New Roman" fo:font-weight="bold" style:font-weight-asian="bold" style:font-weight-complex="bold" fo:font-size="12pt" style:font-size-asian="12pt" style:font-size-complex="12pt"/>
    </style:style>
    <style:style style:name="T23" style:parent-style-name="hgkelc" style:family="text">
      <style:text-properties style:font-name="Times New Roman" fo:font-size="12pt" style:font-size-asian="12pt" style:font-size-complex="12pt"/>
    </style:style>
    <style:style style:name="T24" style:parent-style-name="hgkelc" style:family="text">
      <style:text-properties style:font-name="Times New Roman" fo:font-weight="bold" style:font-weight-asian="bold" style:font-weight-complex="bold" fo:font-size="12pt" style:font-size-asian="12pt" style:font-size-complex="12pt"/>
    </style:style>
    <style:style style:name="T25" style:parent-style-name="hgkelc" style:family="text">
      <style:text-properties style:font-name="Times New Roman" fo:font-size="12pt" style:font-size-asian="12pt" style:font-size-complex="12pt"/>
    </style:style>
    <style:style style:name="T26" style:parent-style-name="hgkelc" style:family="text">
      <style:text-properties style:font-name="Times New Roman" fo:font-weight="bold" style:font-weight-asian="bold" style:font-weight-complex="bold" fo:font-size="12pt" style:font-size-asian="12pt" style:font-size-complex="12pt"/>
    </style:style>
    <style:style style:name="T27" style:parent-style-name="hgkelc" style:family="text">
      <style:text-properties style:font-name="Times New Roman" fo:font-size="12pt" style:font-size-asian="12pt" style:font-size-complex="12pt"/>
    </style:style>
    <style:style style:name="T28" style:parent-style-name="hgkelc" style:family="text">
      <style:text-properties style:font-name="Times New Roman" fo:font-weight="bold" style:font-weight-asian="bold" style:font-weight-complex="bold" fo:font-size="12pt" style:font-size-asian="12pt" style:font-size-complex="12pt"/>
    </style:style>
    <style:style style:name="T29" style:parent-style-name="hgkelc" style:family="text">
      <style:text-properties style:font-name="Times New Roman" fo:font-size="12pt" style:font-size-asian="12pt" style:font-size-complex="12pt"/>
    </style:style>
    <style:style style:name="T30" style:parent-style-name="hgkelc" style:family="text">
      <style:text-properties style:font-name="Times New Roman" fo:font-weight="bold" style:font-weight-asian="bold" style:font-weight-complex="bold" fo:font-size="12pt" style:font-size-asian="12pt" style:font-size-complex="12pt"/>
    </style:style>
    <style:style style:name="T31" style:parent-style-name="hgkelc" style:family="text">
      <style:text-properties style:font-name="Times New Roman" fo:font-size="12pt" style:font-size-asian="12pt" style:font-size-complex="12pt"/>
    </style:style>
    <style:style style:name="T32" style:parent-style-name="hgkelc" style:family="text">
      <style:text-properties style:font-name="Times New Roman" fo:font-weight="bold" style:font-weight-asian="bold" style:font-weight-complex="bold" fo:font-size="12pt" style:font-size-asian="12pt" style:font-size-complex="12pt"/>
    </style:style>
    <style:style style:name="T33" style:parent-style-name="hgkelc" style:family="text">
      <style:text-properties style:font-name="Times New Roman" fo:font-size="12pt" style:font-size-asian="12pt" style:font-size-complex="12pt"/>
    </style:style>
    <style:style style:name="T34" style:parent-style-name="hgkelc" style:family="text">
      <style:text-properties style:font-name="Times New Roman" fo:font-weight="bold" style:font-weight-asian="bold" style:font-weight-complex="bold" fo:font-size="12pt" style:font-size-asian="12pt" style:font-size-complex="12pt"/>
    </style:style>
    <style:style style:name="T35" style:parent-style-name="Domyślnaczcionkaakapitu" style:family="text">
      <style:text-properties style:font-name="Times New Roman" fo:font-size="12pt" style:font-size-asian="12pt" style:font-size-complex="12pt"/>
    </style:style>
    <style:style style:name="T36" style:parent-style-name="Domyślnaczcionkaakapitu" style:family="text">
      <style:text-properties style:font-name="Times New Roman" fo:font-size="12pt" style:font-size-asian="12pt" style:font-size-complex="12pt"/>
    </style:style>
    <style:style style:name="T37" style:parent-style-name="Domyślnaczcionkaakapitu" style:family="text">
      <style:text-properties style:font-name="Times New Roman" fo:font-weight="bold" style:font-weight-asian="bold" style:font-weight-complex="bold" fo:font-size="12pt" style:font-size-asian="12pt" style:font-size-complex="12pt"/>
    </style:style>
    <style:style style:name="T38" style:parent-style-name="Domyślnaczcionkaakapitu" style:family="text">
      <style:text-properties style:font-name="Times New Roman" fo:font-size="12pt" style:font-size-asian="12pt" style:font-size-complex="12pt"/>
    </style:style>
    <style:style style:name="T39" style:parent-style-name="Domyślnaczcionkaakapitu" style:family="text">
      <style:text-properties style:font-name="Times New Roman" fo:font-weight="bold" style:font-weight-asian="bold" style:font-weight-complex="bold" fo:font-size="12pt" style:font-size-asian="12pt" style:font-size-complex="12pt"/>
    </style:style>
    <style:style style:name="T40" style:parent-style-name="Domyślnaczcionkaakapitu" style:family="text">
      <style:text-properties style:font-name="Times New Roman" fo:font-size="12pt" style:font-size-asian="12pt" style:font-size-complex="12pt"/>
    </style:style>
    <style:style style:name="T41" style:parent-style-name="Domyślnaczcionkaakapitu" style:family="text">
      <style:text-properties style:font-name="Times New Roman" fo:font-weight="bold" style:font-weight-asian="bold" style:font-weight-complex="bold" fo:font-size="12pt" style:font-size-asian="12pt" style:font-size-complex="12pt"/>
    </style:style>
    <style:style style:name="T42" style:parent-style-name="Domyślnaczcionkaakapitu" style:family="text">
      <style:text-properties style:font-name="Times New Roman" fo:font-size="12pt" style:font-size-asian="12pt" style:font-size-complex="12pt"/>
    </style:style>
    <style:style style:name="T43" style:parent-style-name="Domyślnaczcionkaakapitu" style:family="text">
      <style:text-properties style:font-name="Times New Roman" fo:font-weight="bold" style:font-weight-asian="bold" style:font-weight-complex="bold" fo:font-size="12pt" style:font-size-asian="12pt" style:font-size-complex="12pt"/>
    </style:style>
    <style:style style:name="T44" style:parent-style-name="Domyślnaczcionkaakapitu" style:family="text">
      <style:text-properties style:font-name="Times New Roman" fo:font-size="12pt" style:font-size-asian="12pt" style:font-size-complex="12pt"/>
    </style:style>
    <style:style style:name="T45" style:parent-style-name="Domyślnaczcionkaakapitu" style:family="text">
      <style:text-properties style:font-name="Times New Roman" fo:font-weight="bold" style:font-weight-asian="bold" style:font-weight-complex="bold" fo:font-size="12pt" style:font-size-asian="12pt" style:font-size-complex="12pt"/>
    </style:style>
    <style:style style:name="T46" style:parent-style-name="Domyślnaczcionkaakapitu" style:family="text">
      <style:text-properties style:font-name="Times New Roman" fo:font-size="12pt" style:font-size-asian="12pt" style:font-size-complex="12pt"/>
    </style:style>
    <style:style style:name="T47" style:parent-style-name="Domyślnaczcionkaakapitu" style:family="text">
      <style:text-properties style:font-name="Times New Roman" fo:font-size="12pt" style:font-size-asian="12pt" style:font-size-complex="12pt"/>
    </style:style>
    <style:style style:name="T48" style:parent-style-name="Domyślnaczcionkaakapitu" style:family="text">
      <style:text-properties style:font-name="Times New Roman" fo:font-weight="bold" style:font-weight-asian="bold" style:font-weight-complex="bold" fo:font-size="12pt" style:font-size-asian="12pt" style:font-size-complex="12pt"/>
    </style:style>
    <style:style style:name="T49" style:parent-style-name="Domyślnaczcionkaakapitu" style:family="text">
      <style:text-properties style:font-name="Times New Roman" fo:font-size="12pt" style:font-size-asian="12pt" style:font-size-complex="12pt"/>
    </style:style>
    <style:style style:name="T50" style:parent-style-name="Domyślnaczcionkaakapitu" style:family="text">
      <style:text-properties style:font-name="Times New Roman" fo:font-weight="bold" style:font-weight-asian="bold" style:font-weight-complex="bold" fo:font-size="12pt" style:font-size-asian="12pt" style:font-size-complex="12pt"/>
    </style:style>
    <style:style style:name="T51" style:parent-style-name="Domyślnaczcionkaakapitu" style:family="text">
      <style:text-properties style:font-name="Times New Roman" fo:font-size="12pt" style:font-size-asian="12pt" style:font-size-complex="12pt"/>
    </style:style>
    <style:style style:name="T52" style:parent-style-name="Domyślnaczcionkaakapitu" style:family="text">
      <style:text-properties style:font-name="Times New Roman" fo:font-weight="bold" style:font-weight-asian="bold" style:font-weight-complex="bold" fo:font-size="12pt" style:font-size-asian="12pt" style:font-size-complex="12pt"/>
    </style:style>
    <style:style style:name="T53" style:parent-style-name="Domyślnaczcionkaakapitu" style:family="text">
      <style:text-properties style:font-name="Times New Roman" fo:font-size="12pt" style:font-size-asian="12pt" style:font-size-complex="12pt"/>
    </style:style>
    <style:style style:name="T54" style:parent-style-name="Domyślnaczcionkaakapitu" style:family="text">
      <style:text-properties style:font-name="Times New Roman" fo:font-weight="bold" style:font-weight-asian="bold" style:font-weight-complex="bold" fo:font-size="12pt" style:font-size-asian="12pt" style:font-size-complex="12pt"/>
    </style:style>
    <style:style style:name="T55" style:parent-style-name="Domyślnaczcionkaakapitu" style:family="text">
      <style:text-properties style:font-name="Times New Roman" fo:font-size="12pt" style:font-size-asian="12pt" style:font-size-complex="12pt"/>
    </style:style>
    <style:style style:name="T56" style:parent-style-name="Domyślnaczcionkaakapitu" style:family="text">
      <style:text-properties style:font-name="Times New Roman" fo:font-weight="bold" style:font-weight-asian="bold" style:font-weight-complex="bold" fo:font-size="12pt" style:font-size-asian="12pt" style:font-size-complex="12pt"/>
    </style:style>
    <style:style style:name="T57" style:parent-style-name="Domyślnaczcionkaakapitu" style:family="text">
      <style:text-properties style:font-name="Times New Roman" fo:font-size="12pt" style:font-size-asian="12pt" style:font-size-complex="12pt"/>
    </style:style>
    <style:style style:name="T58" style:parent-style-name="Domyślnaczcionkaakapitu" style:family="text">
      <style:text-properties style:font-name="Times New Roman" fo:font-weight="bold" style:font-weight-asian="bold" style:font-weight-complex="bold" fo:font-size="12pt" style:font-size-asian="12pt" style:font-size-complex="12pt"/>
    </style:style>
    <style:style style:name="T59" style:parent-style-name="Domyślnaczcionkaakapitu" style:family="text">
      <style:text-properties style:font-name="Times New Roman" fo:font-size="12pt" style:font-size-asian="12pt" style:font-size-complex="12pt"/>
    </style:style>
    <style:style style:name="T60" style:parent-style-name="Domyślnaczcionkaakapitu" style:family="text">
      <style:text-properties style:font-name="Times New Roman" fo:font-size="12pt" style:font-size-asian="12pt" style:font-size-complex="12pt"/>
    </style:style>
    <style:style style:name="T61" style:parent-style-name="Domyślnaczcionkaakapitu" style:family="text">
      <style:text-properties style:font-name="Times New Roman" fo:font-weight="bold" style:font-weight-asian="bold" style:font-weight-complex="bold" fo:font-size="12pt" style:font-size-asian="12pt" style:font-size-complex="12pt"/>
    </style:style>
    <style:style style:name="T62" style:parent-style-name="Domyślnaczcionkaakapitu" style:family="text">
      <style:text-properties style:font-name="Times New Roman" fo:font-size="12pt" style:font-size-asian="12pt" style:font-size-complex="12pt"/>
    </style:style>
    <style:style style:name="T63" style:parent-style-name="Domyślnaczcionkaakapitu" style:family="text">
      <style:text-properties style:font-name="Times New Roman" fo:font-weight="bold" style:font-weight-asian="bold" style:font-weight-complex="bold" fo:font-size="12pt" style:font-size-asian="12pt" style:font-size-complex="12pt"/>
    </style:style>
    <style:style style:name="T64" style:parent-style-name="Domyślnaczcionkaakapitu" style:family="text">
      <style:text-properties style:font-name="Times New Roman" fo:font-size="12pt" style:font-size-asian="12pt" style:font-size-complex="12pt"/>
    </style:style>
    <style:style style:name="P65" style:parent-style-name="Normalny" style:family="paragraph">
      <style:text-properties style:font-name="Times New Roman" fo:font-weight="bold" style:font-weight-asian="bold" style:font-weight-complex="bold" fo:font-size="12pt" style:font-size-asian="12pt" style:font-size-complex="12pt"/>
    </style:style>
    <style:style style:name="T66" style:parent-style-name="Domyślnaczcionkaakapitu" style:family="text">
      <style:text-properties style:font-name="Times New Roman" fo:font-weight="bold" style:font-weight-asian="bold" style:font-weight-complex="bold" fo:font-size="12pt" style:font-size-asian="12pt" style:font-size-complex="12pt"/>
    </style:style>
    <style:style style:name="T67" style:parent-style-name="Domyślnaczcionkaakapitu" style:family="text">
      <style:text-properties style:font-name="Times New Roman" fo:font-size="12pt" style:font-size-asian="12pt" style:font-size-complex="12pt"/>
    </style:style>
    <style:style style:name="T68" style:parent-style-name="Domyślnaczcionkaakapitu" style:family="text">
      <style:text-properties style:font-name="Times New Roman" fo:font-weight="bold" style:font-weight-asian="bold" style:font-weight-complex="bold" fo:font-size="12pt" style:font-size-asian="12pt" style:font-size-complex="12pt"/>
    </style:style>
    <style:style style:name="T69" style:parent-style-name="Domyślnaczcionkaakapitu" style:family="text">
      <style:text-properties style:font-name="Times New Roman" fo:font-size="12pt" style:font-size-asian="12pt" style:font-size-complex="12pt"/>
    </style:style>
    <style:style style:name="T70" style:parent-style-name="Domyślnaczcionkaakapitu" style:family="text">
      <style:text-properties style:font-name="Times New Roman" fo:font-weight="bold" style:font-weight-asian="bold" style:font-weight-complex="bold" fo:font-size="12pt" style:font-size-asian="12pt" style:font-size-complex="12pt"/>
    </style:style>
    <style:style style:name="T71" style:parent-style-name="Domyślnaczcionkaakapitu" style:family="text">
      <style:text-properties style:font-name="Times New Roman" fo:font-size="12pt" style:font-size-asian="12pt" style:font-size-complex="12pt"/>
    </style:style>
    <style:style style:name="T72" style:parent-style-name="Domyślnaczcionkaakapitu" style:family="text">
      <style:text-properties style:font-name="Times New Roman" fo:font-weight="bold" style:font-weight-asian="bold" style:font-weight-complex="bold" fo:font-size="12pt" style:font-size-asian="12pt" style:font-size-complex="12pt"/>
    </style:style>
    <style:style style:name="T73" style:parent-style-name="Domyślnaczcionkaakapitu" style:family="text">
      <style:text-properties style:font-name="Times New Roman" fo:font-size="12pt" style:font-size-asian="12pt" style:font-size-complex="12pt"/>
    </style:style>
    <style:style style:name="T74" style:parent-style-name="Domyślnaczcionkaakapitu" style:family="text">
      <style:text-properties style:font-name="Times New Roman" fo:font-weight="bold" style:font-weight-asian="bold" style:font-weight-complex="bold" fo:font-size="12pt" style:font-size-asian="12pt" style:font-size-complex="12pt"/>
    </style:style>
    <style:style style:name="T75" style:parent-style-name="Domyślnaczcionkaakapitu" style:family="text">
      <style:text-properties style:font-name="Times New Roman" fo:font-size="12pt" style:font-size-asian="12pt" style:font-size-complex="12pt"/>
    </style:style>
    <style:style style:name="P76" style:parent-style-name="Normalny" style:family="paragraph">
      <style:paragraph-properties fo:margin-top="0.0694in" fo:margin-bottom="0.0694in" fo:line-height="100%"/>
      <style:text-properties fo:hyphenate="true"/>
    </style:style>
    <style:style style:name="T77" style:parent-style-name="Domyślnaczcionkaakapitu" style:family="text">
      <style:text-properties style:font-name="Times New Roman" style:font-name-asian="Times New Roman" fo:font-weight="bold" style:font-weight-asian="bold" style:font-weight-complex="bold" fo:font-size="12pt" style:font-size-asian="12pt" style:font-size-complex="12pt" style:language-asian="pl" style:country-asian="PL"/>
    </style:style>
    <style:style style:name="T78"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79" style:parent-style-name="Normalny" style:family="paragraph">
      <style:paragraph-properties fo:margin-top="0.0694in" fo:margin-bottom="0.0694in" fo:line-height="100%"/>
      <style:text-properties fo:hyphenate="true"/>
    </style:style>
    <style:style style:name="T80" style:parent-style-name="Domyślnaczcionkaakapitu" style:family="text">
      <style:text-properties style:font-name="Times New Roman" style:font-name-asian="Times New Roman" fo:font-weight="bold" style:font-weight-asian="bold" style:font-weight-complex="bold" fo:font-size="12pt" style:font-size-asian="12pt" style:font-size-complex="12pt" style:language-asian="pl" style:country-asian="PL"/>
    </style:style>
    <style:style style:name="T81"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82" style:parent-style-name="Normalny" style:family="paragraph">
      <style:paragraph-properties fo:margin-top="0.0694in" fo:margin-bottom="0.0694in" fo:line-height="100%"/>
      <style:text-properties fo:hyphenate="true"/>
    </style:style>
    <style:style style:name="T83" style:parent-style-name="Domyślnaczcionkaakapitu" style:family="text">
      <style:text-properties style:font-name="Times New Roman" style:font-name-asian="Times New Roman" fo:font-weight="bold" style:font-weight-asian="bold" style:font-weight-complex="bold" fo:font-size="12pt" style:font-size-asian="12pt" style:font-size-complex="12pt" style:language-asian="pl" style:country-asian="PL"/>
    </style:style>
    <style:style style:name="T84"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85" style:parent-style-name="Domyślnaczcionkaakapitu" style:family="text">
      <style:text-properties style:font-name="Times New Roman" fo:font-weight="bold" style:font-weight-asian="bold" style:font-weight-complex="bold" fo:font-size="12pt" style:font-size-asian="12pt" style:font-size-complex="12pt"/>
    </style:style>
    <style:style style:name="T86" style:parent-style-name="Domyślnaczcionkaakapitu" style:family="text">
      <style:text-properties style:font-name="Times New Roman" fo:font-size="12pt" style:font-size-asian="12pt" style:font-size-complex="12pt"/>
    </style:style>
    <style:style style:name="T87" style:parent-style-name="Domyślnaczcionkaakapitu" style:family="text">
      <style:text-properties style:font-name="Times New Roman" fo:font-weight="bold" style:font-weight-asian="bold" style:font-weight-complex="bold" fo:font-size="12pt" style:font-size-asian="12pt" style:font-size-complex="12pt"/>
    </style:style>
    <style:style style:name="T88" style:parent-style-name="Domyślnaczcionkaakapitu" style:family="text">
      <style:text-properties style:font-name="Times New Roman" fo:font-size="12pt" style:font-size-asian="12pt" style:font-size-complex="12pt"/>
    </style:style>
    <style:style style:name="T89" style:parent-style-name="Domyślnaczcionkaakapitu" style:family="text">
      <style:text-properties style:font-name="Times New Roman" fo:font-weight="bold" style:font-weight-asian="bold" style:font-weight-complex="bold" fo:font-size="12pt" style:font-size-asian="12pt" style:font-size-complex="12pt"/>
    </style:style>
    <style:style style:name="T90" style:parent-style-name="Domyślnaczcionkaakapitu" style:family="text">
      <style:text-properties style:font-name="Times New Roman" fo:font-size="12pt" style:font-size-asian="12pt" style:font-size-complex="12pt"/>
    </style:style>
    <style:style style:name="P91" style:parent-style-name="Normalny" style:family="paragraph">
      <style:paragraph-properties fo:margin-top="0.0694in" fo:margin-bottom="0.0694in" fo:line-height="100%"/>
      <style:text-properties fo:hyphenate="true"/>
    </style:style>
    <style:style style:name="T92" style:parent-style-name="Domyślnaczcionkaakapitu" style:family="text">
      <style:text-properties style:font-name="Times New Roman" style:font-name-asian="Times New Roman" fo:font-weight="bold" style:font-weight-asian="bold" style:font-weight-complex="bold" fo:font-size="12pt" style:font-size-asian="12pt" style:font-size-complex="12pt" style:language-asian="pl" style:country-asian="PL"/>
    </style:style>
    <style:style style:name="T93"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94" style:parent-style-name="Normalny" style:family="paragraph">
      <style:paragraph-properties fo:margin-top="0.0694in" fo:margin-bottom="0.0694in" fo:line-height="100%"/>
      <style:text-properties fo:hyphenate="true"/>
    </style:style>
    <style:style style:name="T95" style:parent-style-name="Domyślnaczcionkaakapitu" style:family="text">
      <style:text-properties style:font-name="Times New Roman" style:font-name-asian="Times New Roman" fo:font-weight="bold" style:font-weight-asian="bold" style:font-weight-complex="bold" fo:font-size="12pt" style:font-size-asian="12pt" style:font-size-complex="12pt" style:language-asian="pl" style:country-asian="PL"/>
    </style:style>
    <style:style style:name="T96"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97" style:parent-style-name="Normalny" style:family="paragraph">
      <style:text-properties style:font-name="Times New Roman" fo:font-size="12pt" style:font-size-asian="12pt" style:font-size-complex="12pt"/>
    </style:style>
  </office:automatic-styles>
  <office:body>
    <office:text text:use-soft-page-breaks="true">
      <text:p text:style-name="P1">Definicje</text:p>
      <text:p text:style-name="Normalny"><text:span text:style-name="T2">WAN – Wide area network</text:span><text:span text:style-name="T3">, sieć rozległa która może rozpościerać się na dużym obszarze geograficznym (np. więcej niż jedno miasto), łączy mniejsze sieci w jedną dużą</text:span></text:p>
      <text:p text:style-name="Normalny"><text:span text:style-name="T4">LAN – Local area network</text:span><text:span text:style-name="T5">, sieć która zlokalizowana jest na<text:s/></text:span><text:span text:style-name="T6">niedużym obszarze. Przeważnie w obszarze jednego budynku lub grupy zabudowań</text:span></text:p>
      <text:p text:style-name="Normalny"><text:span text:style-name="T7">Host</text:span><text:span text:style-name="T8"><text:s/>– Wszystkie urządzenia w sieci, które biorą udział w komunikacji sieciowej oraz mają numer identyfikujący je w danej sieci</text:span></text:p>
      <text:p text:style-name="Normalny"><text:span text:style-name="T9">Serwer<text:s/></text:span><text:span text:style-name="T10">– komputer z zainstalowanym oprogramowaniem umożliwiającym mu dostarczanie informacji, np. poczta email, strony WWW</text:span></text:p>
      <text:p text:style-name="Normalny"><text:span text:style-name="T11">Medium sieciowe<text:s/></text:span><text:span text:style-name="T12">– kanał, za pomocą którego przesyłane są informacje. Np. Kabel miedziany, światłowód, połączenie bezprzewodowe</text:span></text:p>
      <text:p text:style-name="Normalny"><text:span text:style-name="T13">Internet</text:span><text:span text:style-name="T14"><text:s/>- ogólnoświatowy zbiór połączonych ze sobą sieci</text:span></text:p>
      <text:p text:style-name="Normalny"><text:span text:style-name="T15">DSL – digital subscriber line</text:span><text:span text:style-name="T16"><text:s/>-<text:s/></text:span><text:span text:style-name="T17">Rodzina technologii umożliwiających szerokopasmowe połączenie z Internetem przy użyciu tradycyjnego, miedzianego kabla telefonicznego</text:span></text:p>
      <text:p text:style-name="Normalny"><text:span text:style-name="T18">Łącze kablowe</text:span><text:span text:style-name="T19"><text:s/>- Zwykle oferowany przez dostawców usług telewizji kablowej. Internetowy sygnał danych przesyłany jest przez ten sam kabel, co telewizja kablowa. Zapewnia wysoką przepustowość, wysoką dostępność i stałe połączenie z Internetem.</text:span></text:p>
      <text:p text:style-name="Normalny"><text:span text:style-name="T20">Sieć komórkowa</text:span><text:span text:style-name="T21"><text:s/>- Komórkowy dostęp do Internetu korzysta z sieci telefonii komórkowej. Wszędzie tam, gdzie można uzyskać zasięg telefonii komórkowej, jesteśmy w stanie połączyć się z Internetem. Wydajność jest ograniczona przez możliwości samego telefonu i przekaźnika do którego jesteśmy podłączeni.</text:span></text:p>
      <text:p text:style-name="Normalny"><text:span text:style-name="T22">Satelita</text:span><text:span text:style-name="T23"><text:s/>- Dostępność do Internetu za pomocą łączności satelitarnej, przynosi realne korzyści tam, gdzie nie ma innej możliwości zapewnienia komunikacji. Anteny satelitarne wymagają bezpośredniej widoczności z satelitą.</text:span></text:p>
      <text:p text:style-name="Normalny"><text:span text:style-name="T24">Łącze telefoniczne dial-up</text:span><text:span text:style-name="T25"><text:s/>- Tani dostęp za pomocą istniejącej linii telefonicznej i modemu. Niskie przepustowości, oferowane przez modemowe łącza dial-up, nie są wystarczające do przesyłania dużych ilości danych, mimo to są przydatne podczas podróży.</text:span></text:p>
      <text:p text:style-name="Normalny"><text:span text:style-name="T26">Dedykowane łacza dzierżawione<text:s/></text:span><text:span text:style-name="T27">- Łącza dzierżawione to obwody zarezerwowane, które łączą ze sobą geograficznie oddzielone od siebie biura, dla prywatnych transmisji danych oraz głosu. Obwody są wynajmowane według stawki miesięcznej lub rocznej.</text:span></text:p>
      <text:p text:style-name="Normalny"><text:span text:style-name="T28">Metro Ethernet</text:span><text:span text:style-name="T29"><text:s/>- Jest czasami znany jako Ethernet WAN. W tym module będziemy odnosić się do niego jako Metro Ethernet. Mtrro Ethernet rozszerzają technologię dostępu LAN na sieci WAN. Ethernet to technologia LAN, o której dowiesz się w dalszym module.</text:span></text:p>
      <text:p text:style-name="Normalny"><text:span text:style-name="T30">Biznes DSL</text:span><text:span text:style-name="T31"><text:s/>- Łącza biznesowe DSL dostępne są w różnych formach. Popularnym wyborem są symetryczne DSL (SDSL), podobne do klienckich linii DSL, z tą różnicą iż zapewniają taką samą prędkość pobierania i wysyłania.</text:span></text:p>
      <text:p text:style-name="Normalny"><text:span text:style-name="T32">Satelita</text:span><text:span text:style-name="T33"><text:s/>- Usługa satelitarna może zapewnić połączenie, wtedy gdy rozwiązania przewodowe nie są dostępne.</text:span></text:p>
      <text:p text:style-name="Normalny"><text:span text:style-name="T34">Sieci konwergentne -<text:s/></text:span><text:span text:style-name="T35">są w stanie<text:s/></text:span><text:span text:style-name="T36">dostarczać dane, głos i wideo między wieloma różnymi typami urządzeń w tej samej infrastrukturze sieci. Infrastruktura ta używa tego samego zestawu reguł, umów i standardów</text:span></text:p>
      <text:p text:style-name="Normalny"><text:span text:style-name="T37">BYOD –<text:s/></text:span><text:span text:style-name="T38">bring your own device</text:span></text:p>
      <text:p text:style-name="Normalny"><text:span text:style-name="T39">Chmury publiczne</text:span><text:span text:style-name="T40"><text:s/>- Aplikacje i usługi oferowane w chmurze publicznej są dostępne dla całej ludności. Usługi mogą być bezpłatne lub są oferowane w modelu płać tyle ile używasz, przykładem tutaj może być wykupywanie przestrzeni na dysku online. Publiczna chmura korzysta z Internetu celem świadczenia usług.</text:span></text:p>
      <text:p text:style-name="Normalny"><text:span text:style-name="T41">Chmury prywatne</text:span><text:span text:style-name="T42"><text:s text:c="2"/>- Aplikacje i usługi chmurowe oferowane w chmurze prywatnej są przeznaczone dla określonej organizacji lub jednostki, na przykład rządu. Chmurę prywatną można skonfigurować za pomocą prywatnej sieci organizacji, choć może to być kosztowne w budowie i utrzymaniu. Chmura prywatna może być również zarządzana przez zewnętrzną organizację o ścisłym bezpiecznym dostępie .</text:span></text:p>
      <text:p text:style-name="Normalny"><text:span text:style-name="T43">Chmury hybrydowe<text:s/></text:span><text:span text:style-name="T44"><text:s/>- Chmura hybrydowa składa się z dwóch lub więcej chmur (przykład: część prywatna, część publiczna), gdzie każda część pozostaje odrębnym obiektem, ale oba są połączone przy użyciu jednej architektury. Osoby w chmurze hybrydowej mogą mieć stopnie dostępu do różnych usług w oparciu o prawa dostępu użytkownika.</text:span></text:p>
      <text:p text:style-name="Normalny"><text:span text:style-name="T45">Chmury społecznościowe</text:span><text:span text:style-name="T46"><text:s/>- Chmura społeczności jest tworzona do wyłącznego użytku przez określone podmioty lub organizacje. Chmury publiczna i społecznościowa różnią się konkretnym dostosowaniem funkcjonalności do potrzeb danej społeczności. Na przykład jednostki służby zdrowia muszą działać w zgodzie z zasadami i przepisami prawa (np. HIPAA), które wymagają szczególnego sposobu uwierzytelniania i poufności. Chmury społeczności są używane przez wiele organizacji, które mają podobne potrzeby i sprawy. Chmury społeczności są podobne</text:span><text:span text:style-name="T47"><text:s/>do środowiska chmury publicznej, ale mają określone poziomy bezpieczeństwa, prywatności, a nawet zgodności z przepisami jak w chmurze prywatnej.</text:span></text:p>
      <text:p text:style-name="Normalny"><text:span text:style-name="T48">Wirusy, robaki i konie trojańskie</text:span><text:span text:style-name="T49"><text:s/>- zawierają złośliwe oprogramowanie lub kod uruchamiany na urządzeniu użytkownika.</text:span></text:p>
      <text:p text:style-name="Normalny"><text:span text:style-name="T50">Spyware i adware</text:span><text:span text:style-name="T51"><text:s/>- Są to rodzaje oprogramowania, które są instalowane na urządzeniu użytkownika. Oprogramowanie to następnie potajemnie zbiera informacje o użytkowniku.</text:span></text:p>
      <text:p text:style-name="Normalny"><text:span text:style-name="T52">Ataki zero-day</text:span><text:span text:style-name="T53"><text:s/>- nazywane również atakami zero-hour, pojawiają się w pierwszym dniu, kiedy podatność staje się znana.</text:span></text:p>
      <text:p text:style-name="Normalny"><text:span text:style-name="T54">Ataki aktora zagrożeń<text:s/></text:span><text:span text:style-name="T55">- Złośliwa osoba atakuje urządzenia użytkownika lub zasoby sieciowe.</text:span></text:p>
      <text:p text:style-name="Normalny"><text:span text:style-name="T56">Odmowa usługi</text:span><text:span text:style-name="T57"><text:s/>- ataki mające na celu spowolnienie lub zatrzymanie działania aplikacji i procesów<text:s/></text:span></text:p>
      <text:p text:style-name="Normalny"><text:span text:style-name="T58">Przechwytywanie i kradzież danych</text:span><text:span text:style-name="T59"><text:s/>- Ten atak<text:s/></text:span><text:span text:style-name="T60">przechwytuje prywatne informacje z sieci organizacji.</text:span></text:p>
      <text:p text:style-name="Normalny"><text:span text:style-name="T61">Kradzież tożsamości</text:span><text:span text:style-name="T62"><text:s/>- typ ataku polegający na kradzieży danych logowania użytkownika w celu dostępu do jego prywatnych danych.</text:span></text:p>
      <text:p text:style-name="Normalny"><text:span text:style-name="T63">Oprogramowanie antywirusowe i antyszpiegowskie</text:span><text:span text:style-name="T64"><text:s/>- Te aplikacje pomagają chronić urządzenia końcowe przed zarażeniem złośliwym oprogramowaniem.</text:span></text:p>
      <text:p text:style-name="P65"/>
      <text:p text:style-name="Normalny"><text:span text:style-name="T66">Zapory filtrujące<text:s/></text:span><text:span text:style-name="T67">- zapora filtrująca blokuje nieautoryzowany dostęp do sieci i ruch z niej. Można tutaj wyróżnić zaporę na urządzeniu końcowym, którego celem jest zapobieganie nieautoryzowanemu dostępowi do systemu lub też podstawową usługę filtrowania uruchomioną na routerze domowym, chroniącą sieć wewnętrzną przed zagrożeniami z zewnątrz.</text:span></text:p>
      <text:p text:style-name="Normalny"><text:span text:style-name="T68">Dedykowane systemy zapór</text:span><text:span text:style-name="T69"><text:s/>- Zapewniają one bardziej zaawansowane funkcje zapory, które mogą filtrować duże ilości ruchu z większą szczegółowością.</text:span></text:p>
      <text:p text:style-name="Normalny"><text:span text:style-name="T70">Listy kontroli dostępu (ACL</text:span><text:span text:style-name="T71">) - Te dodatkowo filtrują dostęp i przekazywanie ruchu na podstawie adresów IP i aplikacji.</text:span></text:p>
      <text:p text:style-name="Normalny"><text:span text:style-name="T72">Systemy przeciwdziałania atakom (IPS)</text:span><text:span text:style-name="T73"><text:s/>- Identyfikują szybko rozprzestrzeniające się zagrożenia takie jak ataki zero-day lub zero-hour.</text:span></text:p>
      <text:p text:style-name="Normalny"><text:span text:style-name="T74">Wirtualne sieci prywatne (VPN)</text:span><text:span text:style-name="T75"><text:s/>— Zapewniają bezpieczny dostęp do organizacji dla pracowników zdalnych.</text:span></text:p>
      <text:p text:style-name="P76"><text:span text:style-name="T77">Powłoka</text:span><text:span text:style-name="T78"><text:s/>-Interfejs użytkownika umożliwiający użytkownikowi wydawanie specyficznych zadań komputerowi. Zapytanie może zostać wydane poprzez interfejs CLI lub GUI</text:span></text:p>
      <text:p text:style-name="P79"><text:span text:style-name="T80">Jądro</text:span><text:span text:style-name="T81"><text:s/>-Umożliwia komunikację pomiędzy sprzętem a oprogramowaniem komputera oraz zarządza zasobami sprzętowymi aby spełnić wymagania programów.</text:span></text:p>
      <text:p text:style-name="P82"><text:span text:style-name="T83">Sprzęt</text:span><text:span text:style-name="T84"><text:s/>-Fizyczna część komputera, włączając niezbędną elektronikę.</text:span></text:p>
      <text:p text:style-name="Normalny"><text:span text:style-name="T85">Konsola<text:s/></text:span><text:span text:style-name="T86">-Jest fizycznym portem zarządzania, który zapewnia poza-pasmowy dostęp do urządzenia Cisco. Poza-pasmowy dostęp odnosi się do dostępu za pośrednictwem dedykowanego kanału zarządzania, który jest używany wyłącznie w celu konserwacji i zarządzania urządzeń. Zaletą korzystania z portu konsoli jest to, że urządzenie jest dostępne, nawet jeśli nie skonfigurowano żadnych usług sieciowych, takich jak wykonanie konfiguracji początkowej. Do połączenia konsoli wymagane jest oprogramowanie do emulacji terminala oraz specjalny kabel konsoli do podłączenia do urządzenia.</text:span></text:p>
      <text:p text:style-name="Normalny"><text:span text:style-name="T87">Secure Shell -</text:span><text:span text:style-name="T88">SSH to zalecana metoda umożliwiająca zdalne ustanowienie bezpiecznego połączenia CLI w paśmie za pośrednictwem interfejsu wirtualnego przez sieć. W przeciwieństwie do połączenia z konsolą połączenia SSH wymagają aktywnych usług sieciowych na urządzeniu, w tym aktywnego interfejsu skonfigurowanego z adresem. Większość wersji Cisco IOS zawiera serwer SSH i klienta SSH, których można użyć do ustanowienia sesji SSH z innymi urządzeniami.</text:span></text:p>
      <text:p text:style-name="Normalny"><text:span text:style-name="T89">Telnet</text:span><text:span text:style-name="T90">- <text:s/>to słabo zabezpieczona, metoda zdalnego nawiązywania sesji CLI w paśmie za pośrednictwem interfejsu wirtualnego przez sieć. W przeciwieństwie do SSH, Telnet nie zapewnia bezpiecznego, szyfrowanego połączenia i powinien być używany tylko w środowisku laboratoryjnym. Uwierzytelnianie użytkowników, hasła i polecenia są wysyłane przez sieć w postaci zwykłego tekstu. Najlepszą praktyką jest użycie SSH zamiast Telnet. Cisco IOS zawiera zarówno serwer Telnet i klienta Telnet.</text:span></text:p>
      <text:p text:style-name="P91"><text:span text:style-name="T92">Tryb użytkownika EXEC</text:span><text:span text:style-name="T93"><text:s/>- Ten tryb ma ograniczone możliwości, ale jest przydatny do podstawowych operacji. Umożliwia wydawanie jedynie ograniczonej liczby podstawowych poleceń monitorowania, ale nie pozwala na wykonywanie poleceń, które mogą zmienić konfigurację urządzenia. Tryb uzytkownika EXEC identyfikowany jest za pomocą symbolu &gt; na końcu znaku zachęty.</text:span></text:p>
      <text:p text:style-name="P94"><text:span text:style-name="T95">Uprzywilejowany tryb EXEC</text:span><text:span text:style-name="T96"><text:s/>- Aby wykonać polecenia konfiguracyjne, administrator sieci musi uzyskać dostęp do uprzywilejowanego trybu EXEC. Wyższe tryby konfiguracji, takie jak tryb konfiguracji globalnej, można uzyskać tylko z uprzywilejowanego trybu EXEC. Tryb uprzywilejowany EXEC może być rozpoznany za pomocą symbolu # znajdującego się na końcu wiersza poleceń.</text:span></text:p>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hgkelc" style:display-name="hgkelc" style:family="text" style:parent-style-name="Domyślnaczcionkaakapitu"/>
    <style:style style:name="dynamic-text-item" style:display-name="dynamic-text-item" style:family="text" style:parent-style-name="Domyślnaczcionkaakapitu"/>
    <style:style style:name="Pogrubienie" style:display-name="Pogrubienie" style:family="text" style:parent-style-name="Domyślnaczcionkaakapitu">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ubert 95784</meta:initial-creator>
    <dc:creator>Hubert 95784</dc:creator>
    <meta:creation-date>2023-10-31T15:51:00Z</meta:creation-date>
    <dc:date>2023-11-11T20:36:00Z</dc:date>
    <meta:template xlink:href="Normal.dotm" xlink:type="simple"/>
    <meta:editing-cycles>4</meta:editing-cycles>
    <meta:editing-duration>PT13980S</meta:editing-duration>
    <meta:document-statistic meta:page-count="1" meta:paragraph-count="18" meta:word-count="1298" meta:character-count="9072" meta:row-count="64" meta:non-whitespace-character-count="7792"/>
  </office:meta>
</office:document-meta>
</file>